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078cm"/>
    </style:style>
    <style:style style:name="co2" style:family="table-column">
      <style:table-column-properties fo:break-before="auto" style:column-width="2.868cm"/>
    </style:style>
    <style:style style:name="co3" style:family="table-column">
      <style:table-column-properties fo:break-before="auto" style:column-width="2.595cm"/>
    </style:style>
    <style:style style:name="co4" style:family="table-column">
      <style:table-column-properties fo:break-before="auto" style:column-width="3.276cm"/>
    </style:style>
    <style:style style:name="co5" style:family="table-column">
      <style:table-column-properties fo:break-before="auto" style:column-width="3.35cm"/>
    </style:style>
    <style:style style:name="co6" style:family="table-column">
      <style:table-column-properties fo:break-before="auto" style:column-width="3.166cm"/>
    </style:style>
    <style:style style:name="co7" style:family="table-column">
      <style:table-column-properties fo:break-before="auto" style:column-width="2.785cm"/>
    </style:style>
    <style:style style:name="co8" style:family="table-column">
      <style:table-column-properties fo:break-before="auto" style:column-width="2.623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692cm"/>
    </style:style>
    <style:style style:name="ro1" style:family="table-row">
      <style:table-row-properties style:row-height="0.42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00" fo:font-size="10.5pt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b84700" fo:font-size="10.5pt" fo:font-weight="bold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fo:border="0.06pt solid #000000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6" style:family="table-cell" style:parent-style-name="Default">
      <style:table-cell-properties fo:border="0.06pt solid #000000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0.5pt" fo:font-weight="bold" style:font-size-asian="10.5pt" style:font-weight-asian="bold" style:font-size-complex="10.5pt" style:font-weight-complex="bold"/>
    </style:style>
    <style:style style:name="ce8" style:family="table-cell" style:parent-style-name="Default">
      <style:table-cell-properties fo:border="0.06pt solid #000000"/>
      <style:text-properties fo:font-size="10.5pt" fo:font-weight="bold" style:font-size-asian="10.5pt" style:font-weight-asian="bold" style:font-size-complex="10.5pt" style:font-weight-complex="bold"/>
    </style:style>
    <style:style style:name="ce9" style:family="table-cell" style:parent-style-name="Default">
      <style:table-cell-properties fo:border="0.06pt solid #000000"/>
      <style:text-properties fo:font-size="10.5pt" fo:font-style="italic" style:text-underline-style="solid" style:text-underline-width="auto" style:text-underline-color="font-color" fo:font-weight="bold" style:font-size-asian="10.5pt" style:font-style-asian="italic" style:font-weight-asian="bold" style:font-size-complex="10.5pt" style:font-style-complex="italic" style:font-weight-complex="bold"/>
    </style:style>
    <style:style style:name="ce10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1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12" style:family="table-cell" style:parent-style-name="Default">
      <style:text-properties fo:font-size="10.5pt" style:font-size-asian="10.5pt" style:font-size-complex="10.5pt"/>
    </style:style>
    <style:style style:name="ce13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4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 style:data-style-name="N11">
      <style:table-cell-properties style:diagonal-bl-tr="none" style:diagonal-tl-br="none" style:text-align-source="fix" style:repeat-content="false" fo:border="0.06pt solid #000000" fo:padding="0.071cm" style:rotation-align="none" style:vertical-align="middle"/>
      <style:paragraph-properties fo:text-align="center" fo:margin-left="0cm"/>
      <style:text-properties style:use-window-font-color="true" style:text-outline="false" style:text-line-through-style="none" style:font-name="Arial1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16" style:family="table-cell" style:parent-style-name="Default" style:data-style-name="N104">
      <style:table-cell-properties fo:background-color="#ffffff" style:text-align-source="fix" style:repeat-content="false" fo:border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7" style:family="table-cell" style:parent-style-name="Default" style:data-style-name="N1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8" style:family="table-cell" style:parent-style-name="Default" style:data-style-name="N104">
      <style:table-cell-properties fo:background-color="#ffffff"/>
    </style:style>
    <style:style style:name="ce19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20" style:family="table-cell" style:parent-style-name="Default">
      <style:table-cell-properties fo:border-bottom="none" fo:border-left="none" fo:border-right="none" fo:border-top="0.54pt solid #000000"/>
      <style:text-properties fo:font-size="10.5pt" style:font-size-asian="10.5pt" style:font-size-complex="10.5pt"/>
    </style:style>
    <style:style style:name="ce21" style:family="table-cell" style:parent-style-name="Default" style:data-style-name="N104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22" style:family="table-cell" style:parent-style-name="Default">
      <style:text-properties fo:font-size="11pt" style:font-size-asian="11pt" style:font-size-complex="11pt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1014" table:default-cell-style-name="Default"/>
        <table:table-row table:style-name="ro1">
          <table:table-cell table:style-name="ce1" office:value-type="string" calcext:value-type="string">
            <text:p>MESE:</text:p>
          </table:table-cell>
          <table:table-cell table:style-name="ce9" office:value-type="string" calcext:value-type="string">
            <text:p>MARZO</text:p>
          </table:table-cell>
          <table:table-cell table:style-name="ce12" table:number-columns-repeated="8"/>
          <table:table-cell table:style-name="ce22" table:number-columns-repeated="1014"/>
        </table:table-row>
        <table:table-row table:style-name="ro1">
          <table:table-cell table:style-name="ce2" office:value-type="string" calcext:value-type="string">
            <text:p>Giorno</text:p>
          </table:table-cell>
          <table:table-cell table:style-name="ce2" office:value-type="string" calcext:value-type="string">
            <text:p>Scontrini</text:p>
          </table:table-cell>
          <table:table-cell table:style-name="ce2" office:value-type="string" calcext:value-type="string">
            <text:p>Imp. R.C.</text:p>
          </table:table-cell>
          <table:table-cell table:style-name="ce2" office:value-type="string" calcext:value-type="string">
            <text:p>Imp R.C. Netto</text:p>
          </table:table-cell>
          <table:table-cell table:style-name="ce2" office:value-type="string" calcext:value-type="string">
            <text:p>Imp tot</text:p>
          </table:table-cell>
          <table:table-cell table:style-name="ce1" office:value-type="string" calcext:value-type="string">
            <text:p>Scont. COMUN.</text:p>
          </table:table-cell>
          <table:table-cell table:style-name="ce1" office:value-type="string" calcext:value-type="string">
            <text:p>IMP. NETTO</text:p>
          </table:table-cell>
          <table:table-cell table:style-name="ce2" office:value-type="string" calcext:value-type="string">
            <text:p>IMP. IVATO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" office:value-type="float" office:value="249" calcext:value-type="float">
            <text:p>249</text:p>
          </table:table-cell>
          <table:table-cell table:style-name="ce13" office:value-type="currency" office:currency="EUR" office:value="527.42" calcext:value-type="currency">
            <text:p>€ 527,42</text:p>
          </table:table-cell>
          <table:table-cell table:style-name="ce13" table:formula="of:=[.C3]/1.1" office:value-type="currency" office:currency="EUR" office:value="479.472727272727" calcext:value-type="currency">
            <text:p>€ 479,47</text:p>
          </table:table-cell>
          <table:table-cell table:style-name="ce13" office:value-type="currency" office:currency="EUR" office:value="701.46" calcext:value-type="currency">
            <text:p>€ 701,46</text:p>
          </table:table-cell>
          <table:table-cell table:style-name="ce17" office:value-type="float" office:value="228" calcext:value-type="float">
            <text:p>228</text:p>
          </table:table-cell>
          <table:table-cell table:style-name="ce16" table:formula="of:=[.D3]-([.D3]/100*[.F39])" office:value-type="currency" office:currency="EUR" office:value="369.550798916323" calcext:value-type="currency">
            <text:p>€ 369,55</text:p>
          </table:table-cell>
          <table:table-cell table:style-name="ce21" table:formula="of:=[.G3]+([.G3]/100*10)" office:value-type="currency" office:currency="EUR" office:value="406.505878807956" calcext:value-type="currency">
            <text:p>€ 406,51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" office:value-type="float" office:value="194" calcext:value-type="float">
            <text:p>194</text:p>
          </table:table-cell>
          <table:table-cell table:style-name="ce13" office:value-type="currency" office:currency="EUR" office:value="415.9" calcext:value-type="currency">
            <text:p>€ 415,90</text:p>
          </table:table-cell>
          <table:table-cell table:style-name="ce13" table:formula="of:=[.C4]/1.1" office:value-type="currency" office:currency="EUR" office:value="378.090909090909" calcext:value-type="currency">
            <text:p>€ 378,09</text:p>
          </table:table-cell>
          <table:table-cell table:style-name="ce13" office:value-type="currency" office:currency="EUR" office:value="596.64" calcext:value-type="currency">
            <text:p>€ 596,64</text:p>
          </table:table-cell>
          <table:table-cell table:style-name="ce17" table:formula="of:=[.C40]/[.F36]*[.G4]+20" office:value-type="float" office:value="118.171609180521" calcext:value-type="float">
            <text:p>118</text:p>
          </table:table-cell>
          <table:table-cell table:style-name="ce16" table:formula="of:=[.D4]-([.D4]/100*[.F39])" office:value-type="currency" office:currency="EUR" office:value="291.411355787226" calcext:value-type="currency">
            <text:p>€ 291,41</text:p>
          </table:table-cell>
          <table:table-cell table:style-name="ce21" table:formula="of:=[.G4]+([.G4]/100*10)" office:value-type="currency" office:currency="EUR" office:value="320.552491365949" calcext:value-type="currency">
            <text:p>€ 320,55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" office:value-type="float" office:value="254" calcext:value-type="float">
            <text:p>254</text:p>
          </table:table-cell>
          <table:table-cell table:style-name="ce13" office:value-type="currency" office:currency="EUR" office:value="673.43" calcext:value-type="currency">
            <text:p>€ 673,43</text:p>
          </table:table-cell>
          <table:table-cell table:style-name="ce13" table:formula="of:=[.C5]/1.1" office:value-type="currency" office:currency="EUR" office:value="612.209090909091" calcext:value-type="currency">
            <text:p>€ 612,21</text:p>
          </table:table-cell>
          <table:table-cell table:style-name="ce13" office:value-type="currency" office:currency="EUR" office:value="812" calcext:value-type="currency">
            <text:p>€ 812,00</text:p>
          </table:table-cell>
          <table:table-cell table:style-name="ce17" table:formula="of:=[.C40]/[.F36]*[.G5]+20" office:value-type="float" office:value="178.960583723102" calcext:value-type="float">
            <text:p>179</text:p>
          </table:table-cell>
          <table:table-cell table:style-name="ce16" table:formula="of:=[.D5]-([.D5]/100*[.F39])" office:value-type="currency" office:currency="EUR" office:value="471.856574483751" calcext:value-type="currency">
            <text:p>€ 471,86</text:p>
          </table:table-cell>
          <table:table-cell table:style-name="ce21" table:formula="of:=[.G5]+([.G5]/100*10)" office:value-type="currency" office:currency="EUR" office:value="519.042231932126" calcext:value-type="currency">
            <text:p>€ 519,04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" office:value-type="float" office:value="233" calcext:value-type="float">
            <text:p>233</text:p>
          </table:table-cell>
          <table:table-cell table:style-name="ce13" office:value-type="currency" office:currency="EUR" office:value="507.86" calcext:value-type="currency">
            <text:p>€ 507,86</text:p>
          </table:table-cell>
          <table:table-cell table:style-name="ce13" table:formula="of:=[.C6]/1.1" office:value-type="currency" office:currency="EUR" office:value="461.690909090909" calcext:value-type="currency">
            <text:p>€ 461,69</text:p>
          </table:table-cell>
          <table:table-cell table:style-name="ce13" office:value-type="currency" office:currency="EUR" office:value="679.01" calcext:value-type="currency">
            <text:p>€ 679,01</text:p>
          </table:table-cell>
          <table:table-cell table:style-name="ce17" table:formula="of:=[.C40]/[.F36]*[.G6]+20" office:value-type="float" office:value="139.878416538637" calcext:value-type="float">
            <text:p>140</text:p>
          </table:table-cell>
          <table:table-cell table:style-name="ce16" table:formula="of:=[.D6]-([.D6]/100*[.F39])" office:value-type="currency" office:currency="EUR" office:value="355.845566602791" calcext:value-type="currency">
            <text:p>€ 355,85</text:p>
          </table:table-cell>
          <table:table-cell table:style-name="ce21" table:formula="of:=[.G6]+([.G6]/100*10)" office:value-type="currency" office:currency="EUR" office:value="391.43012326307" calcext:value-type="currency">
            <text:p>€ 391,43</text:p>
          </table:table-cell>
          <table:table-cell table:style-name="ce12"/>
          <table:table-cell table:style-name="ce13"/>
          <table:table-cell table:style-name="ce22"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" office:value-type="float" office:value="303" calcext:value-type="float">
            <text:p>303</text:p>
          </table:table-cell>
          <table:table-cell table:style-name="ce13" office:value-type="currency" office:currency="EUR" office:value="987.12" calcext:value-type="currency">
            <text:p>€ 987,12</text:p>
          </table:table-cell>
          <table:table-cell table:style-name="ce13" table:formula="of:=[.C7]/1.1" office:value-type="currency" office:currency="EUR" office:value="897.381818181818" calcext:value-type="currency">
            <text:p>€ 897,38</text:p>
          </table:table-cell>
          <table:table-cell table:style-name="ce13" office:value-type="currency" office:currency="EUR" office:value="987.1" calcext:value-type="currency">
            <text:p>€ 987,10</text:p>
          </table:table-cell>
          <table:table-cell table:style-name="ce17" table:formula="of:=[.C40]/[.F36]*[.G7]+20" office:value-type="float" office:value="253.005912128578" calcext:value-type="float">
            <text:p>253</text:p>
          </table:table-cell>
          <table:table-cell table:style-name="ce16" table:formula="of:=[.D7]-([.D7]/100*[.F39])" office:value-type="currency" office:currency="EUR" office:value="691.651785344282" calcext:value-type="currency">
            <text:p>€ 691,65</text:p>
          </table:table-cell>
          <table:table-cell table:style-name="ce21" table:formula="of:=[.G7]+([.G7]/100*10)" office:value-type="currency" office:currency="EUR" office:value="760.81696387871" calcext:value-type="currency">
            <text:p>€ 760,82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" office:value-type="float" office:value="243" calcext:value-type="float">
            <text:p>243</text:p>
          </table:table-cell>
          <table:table-cell table:style-name="ce13" office:value-type="currency" office:currency="EUR" office:value="713.4" calcext:value-type="currency">
            <text:p>€ 713,40</text:p>
          </table:table-cell>
          <table:table-cell table:style-name="ce13" table:formula="of:=[.C8]/1.1" office:value-type="currency" office:currency="EUR" office:value="648.545454545455" calcext:value-type="currency">
            <text:p>€ 648,55</text:p>
          </table:table-cell>
          <table:table-cell table:style-name="ce13" office:value-type="currency" office:currency="EUR" office:value="713.4" calcext:value-type="currency">
            <text:p>€ 713,40</text:p>
          </table:table-cell>
          <table:table-cell table:style-name="ce17" table:formula="of:=[.C40]/[.F36]*[.G8]+20" office:value-type="float" office:value="188.395349818186" calcext:value-type="float">
            <text:p>188</text:p>
          </table:table-cell>
          <table:table-cell table:style-name="ce16" table:formula="of:=[.D8]-([.D8]/100*[.F39])" office:value-type="currency" office:currency="EUR" office:value="499.862614134666" calcext:value-type="currency">
            <text:p>€ 499,86</text:p>
          </table:table-cell>
          <table:table-cell table:style-name="ce21" table:formula="of:=[.G8]+([.G8]/100*10)" office:value-type="currency" office:currency="EUR" office:value="549.848875548132" calcext:value-type="currency">
            <text:p>€ 549,85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" office:value-type="float" office:value="224" calcext:value-type="float">
            <text:p>224</text:p>
          </table:table-cell>
          <table:table-cell table:style-name="ce13" office:value-type="currency" office:currency="EUR" office:value="623.14" calcext:value-type="currency">
            <text:p>€ 623,14</text:p>
          </table:table-cell>
          <table:table-cell table:style-name="ce13" table:formula="of:=[.C9]/1.1" office:value-type="currency" office:currency="EUR" office:value="566.490909090909" calcext:value-type="currency">
            <text:p>€ 566,49</text:p>
          </table:table-cell>
          <table:table-cell table:style-name="ce13" office:value-type="currency" office:currency="EUR" office:value="757.15" calcext:value-type="currency">
            <text:p>€ 757,15</text:p>
          </table:table-cell>
          <table:table-cell table:style-name="ce17" table:formula="of:=[.C40]/[.F36]*[.G9]+20" office:value-type="float" office:value="167.089820977999" calcext:value-type="float">
            <text:p>167</text:p>
          </table:table-cell>
          <table:table-cell table:style-name="ce16" table:formula="of:=[.D9]-([.D9]/100*[.F39])" office:value-type="currency" office:currency="EUR" office:value="436.6195533668" calcext:value-type="currency">
            <text:p>€ 436,62</text:p>
          </table:table-cell>
          <table:table-cell table:style-name="ce21" table:formula="of:=[.G9]+([.G9]/100*10)" office:value-type="currency" office:currency="EUR" office:value="480.28150870348" calcext:value-type="currency">
            <text:p>€ 480,28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" office:value-type="float" office:value="260" calcext:value-type="float">
            <text:p>260</text:p>
          </table:table-cell>
          <table:table-cell table:style-name="ce13" office:value-type="currency" office:currency="EUR" office:value="553.97" calcext:value-type="currency">
            <text:p>€ 553,97</text:p>
          </table:table-cell>
          <table:table-cell table:style-name="ce13" table:formula="of:=[.C10]/1.1" office:value-type="currency" office:currency="EUR" office:value="503.609090909091" calcext:value-type="currency">
            <text:p>€ 503,61</text:p>
          </table:table-cell>
          <table:table-cell table:style-name="ce13" office:value-type="currency" office:currency="EUR" office:value="732.13" calcext:value-type="currency">
            <text:p>€ 732,13</text:p>
          </table:table-cell>
          <table:table-cell table:style-name="ce17" table:formula="of:=[.C40]/[.F36]*[.G10]+20" office:value-type="float" office:value="150.762506222008" calcext:value-type="float">
            <text:p>151</text:p>
          </table:table-cell>
          <table:table-cell table:style-name="ce16" table:formula="of:=[.D10]-([.D10]/100*[.F39])" office:value-type="currency" office:currency="EUR" office:value="388.153759955398" calcext:value-type="currency">
            <text:p>€ 388,15</text:p>
          </table:table-cell>
          <table:table-cell table:style-name="ce21" table:formula="of:=[.G10]+([.G10]/100*10)" office:value-type="currency" office:currency="EUR" office:value="426.969135950937" calcext:value-type="currency">
            <text:p>€ 426,97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" office:value-type="float" office:value="176" calcext:value-type="float">
            <text:p>176</text:p>
          </table:table-cell>
          <table:table-cell table:style-name="ce13" office:value-type="currency" office:currency="EUR" office:value="363.93" calcext:value-type="currency">
            <text:p>€ 363,93</text:p>
          </table:table-cell>
          <table:table-cell table:style-name="ce13" table:formula="of:=[.C11]/1.1" office:value-type="currency" office:currency="EUR" office:value="330.845454545455" calcext:value-type="currency">
            <text:p>€ 330,85</text:p>
          </table:table-cell>
          <table:table-cell table:style-name="ce13" office:value-type="currency" office:currency="EUR" office:value="509.76" calcext:value-type="currency">
            <text:p>€ 509,76</text:p>
          </table:table-cell>
          <table:table-cell table:style-name="ce17" table:formula="of:=[.C40]/[.F36]*[.G11]+20" office:value-type="float" office:value="105.904288841229" calcext:value-type="float">
            <text:p>106</text:p>
          </table:table-cell>
          <table:table-cell table:style-name="ce16" table:formula="of:=[.D11]-([.D11]/100*[.F39])" office:value-type="currency" office:currency="EUR" office:value="254.99719815255" calcext:value-type="currency">
            <text:p>€ 255,00</text:p>
          </table:table-cell>
          <table:table-cell table:style-name="ce21" table:formula="of:=[.G11]+([.G11]/100*10)" office:value-type="currency" office:currency="EUR" office:value="280.496917967805" calcext:value-type="currency">
            <text:p>€ 280,50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" office:value-type="float" office:value="226" calcext:value-type="float">
            <text:p>226</text:p>
          </table:table-cell>
          <table:table-cell table:style-name="ce13" office:value-type="currency" office:currency="EUR" office:value="532.42" calcext:value-type="currency">
            <text:p>€ 532,42</text:p>
          </table:table-cell>
          <table:table-cell table:style-name="ce13" table:formula="of:=[.C12]/1.1" office:value-type="currency" office:currency="EUR" office:value="484.018181818182" calcext:value-type="currency">
            <text:p>€ 484,02</text:p>
          </table:table-cell>
          <table:table-cell table:style-name="ce13" office:value-type="currency" office:currency="EUR" office:value="699.67" calcext:value-type="currency">
            <text:p>€ 699,67</text:p>
          </table:table-cell>
          <table:table-cell table:style-name="ce17" table:formula="of:=[.C40]/[.F36]*[.G12]+20" office:value-type="float" office:value="145.675710891784" calcext:value-type="float">
            <text:p>146</text:p>
          </table:table-cell>
          <table:table-cell table:style-name="ce16" table:formula="of:=[.D12]-([.D12]/100*[.F39])" office:value-type="currency" office:currency="EUR" office:value="373.054181409558" calcext:value-type="currency">
            <text:p>€ 373,05</text:p>
          </table:table-cell>
          <table:table-cell table:style-name="ce21" table:formula="of:=[.G12]+([.G12]/100*10)" office:value-type="currency" office:currency="EUR" office:value="410.359599550514" calcext:value-type="currency">
            <text:p>€ 410,36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" office:value-type="float" office:value="240" calcext:value-type="float">
            <text:p>240</text:p>
          </table:table-cell>
          <table:table-cell table:style-name="ce13" office:value-type="currency" office:currency="EUR" office:value="539.48" calcext:value-type="currency">
            <text:p>€ 539,48</text:p>
          </table:table-cell>
          <table:table-cell table:style-name="ce13" table:formula="of:=[.C13]/1.1" office:value-type="currency" office:currency="EUR" office:value="490.436363636364" calcext:value-type="currency">
            <text:p>€ 490,44</text:p>
          </table:table-cell>
          <table:table-cell table:style-name="ce13" office:value-type="currency" office:currency="EUR" office:value="678.33" calcext:value-type="currency">
            <text:p>€ 678,33</text:p>
          </table:table-cell>
          <table:table-cell table:style-name="ce17" table:formula="of:=[.C40]/[.F36]*[.G13]+20" office:value-type="float" office:value="147.342196972127" calcext:value-type="float">
            <text:p>147</text:p>
          </table:table-cell>
          <table:table-cell table:style-name="ce16" table:formula="of:=[.D13]-([.D13]/100*[.F39])" office:value-type="currency" office:currency="EUR" office:value="378.000957490005" calcext:value-type="currency">
            <text:p>€ 378,00</text:p>
          </table:table-cell>
          <table:table-cell table:style-name="ce21" table:formula="of:=[.G13]+([.G13]/100*10)" office:value-type="currency" office:currency="EUR" office:value="415.801053239005" calcext:value-type="currency">
            <text:p>€ 415,80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1" office:value-type="float" office:value="283" calcext:value-type="float">
            <text:p>283</text:p>
          </table:table-cell>
          <table:table-cell table:style-name="ce13" office:value-type="currency" office:currency="EUR" office:value="828" calcext:value-type="currency">
            <text:p>€ 828,00</text:p>
          </table:table-cell>
          <table:table-cell table:style-name="ce13" table:formula="of:=[.C14]/1.1" office:value-type="currency" office:currency="EUR" office:value="752.727272727273" calcext:value-type="currency">
            <text:p>€ 752,73</text:p>
          </table:table-cell>
          <table:table-cell table:style-name="ce13" office:value-type="currency" office:currency="EUR" office:value="835" calcext:value-type="currency">
            <text:p>€ 835,00</text:p>
          </table:table-cell>
          <table:table-cell table:style-name="ce17" table:formula="of:=[.C40]/[.F36]*[.G14]+20" office:value-type="float" office:value="215.446242850376" calcext:value-type="float">
            <text:p>215</text:p>
          </table:table-cell>
          <table:table-cell table:style-name="ce16" table:formula="of:=[.D14]-([.D14]/100*[.F39])" office:value-type="currency" office:currency="EUR" office:value="580.160140879595" calcext:value-type="currency">
            <text:p>€ 580,16</text:p>
          </table:table-cell>
          <table:table-cell table:style-name="ce21" table:formula="of:=[.G14]+([.G14]/100*10)" office:value-type="currency" office:currency="EUR" office:value="638.176154967555" calcext:value-type="currency">
            <text:p>€ 638,18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1" office:value-type="float" office:value="302" calcext:value-type="float">
            <text:p>302</text:p>
          </table:table-cell>
          <table:table-cell table:style-name="ce13" office:value-type="currency" office:currency="EUR" office:value="873.6" calcext:value-type="currency">
            <text:p>€ 873,60</text:p>
          </table:table-cell>
          <table:table-cell table:style-name="ce13" table:formula="of:=[.C15]/1.1" office:value-type="currency" office:currency="EUR" office:value="794.181818181818" calcext:value-type="currency">
            <text:p>€ 794,18</text:p>
          </table:table-cell>
          <table:table-cell table:style-name="ce13" office:value-type="currency" office:currency="EUR" office:value="873.6" calcext:value-type="currency">
            <text:p>€ 873,60</text:p>
          </table:table-cell>
          <table:table-cell table:style-name="ce17" table:formula="of:=[.C40]/[.F36]*[.G15]+20" office:value-type="float" office:value="226.209948978367" calcext:value-type="float">
            <text:p>226</text:p>
          </table:table-cell>
          <table:table-cell table:style-name="ce16" table:formula="of:=[.D15]-([.D15]/100*[.F39])" office:value-type="currency" office:currency="EUR" office:value="612.110989217891" calcext:value-type="currency">
            <text:p>€ 612,11</text:p>
          </table:table-cell>
          <table:table-cell table:style-name="ce21" table:formula="of:=[.G15]+([.G15]/100*10)" office:value-type="currency" office:currency="EUR" office:value="673.32208813968" calcext:value-type="currency">
            <text:p>€ 673,32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1" office:value-type="float" office:value="228" calcext:value-type="float">
            <text:p>228</text:p>
          </table:table-cell>
          <table:table-cell table:style-name="ce13" office:value-type="currency" office:currency="EUR" office:value="583.27" calcext:value-type="currency">
            <text:p>€ 583,27</text:p>
          </table:table-cell>
          <table:table-cell table:style-name="ce13" table:formula="of:=[.C16]/1.1" office:value-type="currency" office:currency="EUR" office:value="530.245454545454" calcext:value-type="currency">
            <text:p>€ 530,25</text:p>
          </table:table-cell>
          <table:table-cell table:style-name="ce13" office:value-type="currency" office:currency="EUR" office:value="771.29" calcext:value-type="currency">
            <text:p>€ 771,29</text:p>
          </table:table-cell>
          <table:table-cell table:style-name="ce17" table:formula="of:=[.C40]/[.F36]*[.G16]+20" office:value-type="float" office:value="157.678659501617" calcext:value-type="float">
            <text:p>158</text:p>
          </table:table-cell>
          <table:table-cell table:style-name="ce16" table:formula="of:=[.D16]-([.D16]/100*[.F39])" office:value-type="currency" office:currency="EUR" office:value="408.68358136575" calcext:value-type="currency">
            <text:p>€ 408,68</text:p>
          </table:table-cell>
          <table:table-cell table:style-name="ce21" table:formula="of:=[.G16]+([.G16]/100*10)" office:value-type="currency" office:currency="EUR" office:value="449.551939502325" calcext:value-type="currency">
            <text:p>€ 449,55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1" office:value-type="float" office:value="221" calcext:value-type="float">
            <text:p>221</text:p>
          </table:table-cell>
          <table:table-cell table:style-name="ce13" office:value-type="currency" office:currency="EUR" office:value="403.68" calcext:value-type="currency">
            <text:p>€ 403,68</text:p>
          </table:table-cell>
          <table:table-cell table:style-name="ce13" table:formula="of:=[.C17]/1.1" office:value-type="currency" office:currency="EUR" office:value="366.981818181818" calcext:value-type="currency">
            <text:p>€ 366,98</text:p>
          </table:table-cell>
          <table:table-cell table:style-name="ce13" office:value-type="currency" office:currency="EUR" office:value="563.63" calcext:value-type="currency">
            <text:p>€ 563,63</text:p>
          </table:table-cell>
          <table:table-cell table:style-name="ce17" table:formula="of:=[.C40]/[.F36]*[.G17]+20" office:value-type="float" office:value="115.287124775169" calcext:value-type="float">
            <text:p>115</text:p>
          </table:table-cell>
          <table:table-cell table:style-name="ce16" table:formula="of:=[.D17]-([.D17]/100*[.F39])" office:value-type="currency" office:currency="EUR" office:value="282.849088973762" calcext:value-type="currency">
            <text:p>€ 282,85</text:p>
          </table:table-cell>
          <table:table-cell table:style-name="ce21" table:formula="of:=[.G17]+([.G17]/100*10)" office:value-type="currency" office:currency="EUR" office:value="311.133997871138" calcext:value-type="currency">
            <text:p>€ 311,13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1" office:value-type="float" office:value="228" calcext:value-type="float">
            <text:p>228</text:p>
          </table:table-cell>
          <table:table-cell table:style-name="ce13" office:value-type="currency" office:currency="EUR" office:value="554.62" calcext:value-type="currency">
            <text:p>€ 554,62</text:p>
          </table:table-cell>
          <table:table-cell table:style-name="ce13" table:formula="of:=[.C18]/1.1" office:value-type="currency" office:currency="EUR" office:value="504.2" calcext:value-type="currency">
            <text:p>€ 504,20</text:p>
          </table:table-cell>
          <table:table-cell table:style-name="ce13" office:value-type="currency" office:currency="EUR" office:value="676.02" calcext:value-type="currency">
            <text:p>€ 676,02</text:p>
          </table:table-cell>
          <table:table-cell table:style-name="ce17" table:formula="of:=[.C40]/[.F36]*[.G18]+20" office:value-type="float" office:value="150.915936243569" calcext:value-type="float">
            <text:p>151</text:p>
          </table:table-cell>
          <table:table-cell table:style-name="ce16" table:formula="of:=[.D18]-([.D18]/100*[.F39])" office:value-type="currency" office:currency="EUR" office:value="388.609199679518" calcext:value-type="currency">
            <text:p>€ 388,61</text:p>
          </table:table-cell>
          <table:table-cell table:style-name="ce21" table:formula="of:=[.G18]+([.G18]/100*10)" office:value-type="currency" office:currency="EUR" office:value="427.47011964747" calcext:value-type="currency">
            <text:p>€ 427,47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1" office:value-type="float" office:value="246" calcext:value-type="float">
            <text:p>246</text:p>
          </table:table-cell>
          <table:table-cell table:style-name="ce13" office:value-type="currency" office:currency="EUR" office:value="589.82" calcext:value-type="currency">
            <text:p>€ 589,82</text:p>
          </table:table-cell>
          <table:table-cell table:style-name="ce13" table:formula="of:=[.C19]/1.1" office:value-type="currency" office:currency="EUR" office:value="536.2" calcext:value-type="currency">
            <text:p>€ 536,20</text:p>
          </table:table-cell>
          <table:table-cell table:style-name="ce13" office:value-type="currency" office:currency="EUR" office:value="737.32" calcext:value-type="currency">
            <text:p>€ 737,32</text:p>
          </table:table-cell>
          <table:table-cell table:style-name="ce17" table:formula="of:=[.C40]/[.F36]*[.G19]+20" office:value-type="float" office:value="159.22476202658" calcext:value-type="float">
            <text:p>159</text:p>
          </table:table-cell>
          <table:table-cell table:style-name="ce16" table:formula="of:=[.D19]-([.D19]/100*[.F39])" office:value-type="currency" office:currency="EUR" office:value="413.273012431887" calcext:value-type="currency">
            <text:p>€ 413,27</text:p>
          </table:table-cell>
          <table:table-cell table:style-name="ce21" table:formula="of:=[.G19]+([.G19]/100*10)" office:value-type="currency" office:currency="EUR" office:value="454.600313675076" calcext:value-type="currency">
            <text:p>€ 454,60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1" office:value-type="float" office:value="244" calcext:value-type="float">
            <text:p>244</text:p>
          </table:table-cell>
          <table:table-cell table:style-name="ce13" office:value-type="currency" office:currency="EUR" office:value="661.88" calcext:value-type="currency">
            <text:p>€ 661,88</text:p>
          </table:table-cell>
          <table:table-cell table:style-name="ce13" table:formula="of:=[.C20]/1.1" office:value-type="currency" office:currency="EUR" office:value="601.709090909091" calcext:value-type="currency">
            <text:p>€ 601,71</text:p>
          </table:table-cell>
          <table:table-cell table:style-name="ce13" office:value-type="currency" office:currency="EUR" office:value="773.04" calcext:value-type="currency">
            <text:p>€ 773,04</text:p>
          </table:table-cell>
          <table:table-cell table:style-name="ce17" table:formula="of:=[.C40]/[.F36]*[.G20]+20" office:value-type="float" office:value="176.234250263051" calcext:value-type="float">
            <text:p>176</text:p>
          </table:table-cell>
          <table:table-cell table:style-name="ce16" table:formula="of:=[.D20]-([.D20]/100*[.F39])" office:value-type="currency" office:currency="EUR" office:value="463.76376092438" calcext:value-type="currency">
            <text:p>€ 463,76</text:p>
          </table:table-cell>
          <table:table-cell table:style-name="ce21" table:formula="of:=[.G20]+([.G20]/100*10)" office:value-type="currency" office:currency="EUR" office:value="510.140137016818" calcext:value-type="currency">
            <text:p>€ 510,14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1" office:value-type="float" office:value="305" calcext:value-type="float">
            <text:p>305</text:p>
          </table:table-cell>
          <table:table-cell table:style-name="ce13" office:value-type="currency" office:currency="EUR" office:value="950.1" calcext:value-type="currency">
            <text:p>€ 950,10</text:p>
          </table:table-cell>
          <table:table-cell table:style-name="ce13" table:formula="of:=[.C21]/1.1" office:value-type="currency" office:currency="EUR" office:value="863.727272727273" calcext:value-type="currency">
            <text:p>€ 863,73</text:p>
          </table:table-cell>
          <table:table-cell table:style-name="ce13" office:value-type="currency" office:currency="EUR" office:value="950.1" calcext:value-type="currency">
            <text:p>€ 950,10</text:p>
          </table:table-cell>
          <table:table-cell table:style-name="ce17" table:formula="of:=[.C40]/[.F36]*[.G21]+20" office:value-type="float" office:value="244.267482285196" calcext:value-type="float">
            <text:p>244</text:p>
          </table:table-cell>
          <table:table-cell table:style-name="ce16" table:formula="of:=[.D21]-([.D21]/100*[.F39])" office:value-type="currency" office:currency="EUR" office:value="665.712741364376" calcext:value-type="currency">
            <text:p>€ 665,71</text:p>
          </table:table-cell>
          <table:table-cell table:style-name="ce21" table:formula="of:=[.G21]+([.G21]/100*10)" office:value-type="currency" office:currency="EUR" office:value="732.284015500814" calcext:value-type="currency">
            <text:p>€ 732,28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3" office:value-type="currency" office:currency="EUR" office:value="0" calcext:value-type="currency">
            <text:p>€ 0,00</text:p>
          </table:table-cell>
          <table:table-cell table:style-name="ce13" table:formula="of:=[.C22]/1.1" office:value-type="currency" office:currency="EUR" office:value="0" calcext:value-type="currency">
            <text:p>€ 0,00</text:p>
          </table:table-cell>
          <table:table-cell table:style-name="ce13" office:value-type="currency" office:currency="EUR" office:value="0" calcext:value-type="currency">
            <text:p>€ 0,00</text:p>
          </table:table-cell>
          <table:table-cell table:style-name="ce17" office:value-type="float" office:value="0" calcext:value-type="float">
            <text:p>0</text:p>
          </table:table-cell>
          <table:table-cell table:style-name="ce16" table:formula="of:=[.D22]-([.D22]/100*[.F39])" office:value-type="currency" office:currency="EUR" office:value="0" calcext:value-type="currency">
            <text:p>€ 0,00</text:p>
          </table:table-cell>
          <table:table-cell table:style-name="ce21" table:formula="of:=[.G22]+([.G22]/100*10)" office:value-type="currency" office:currency="EUR" office:value="0" calcext:value-type="currency">
            <text:p>€ 0,00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1" office:value-type="float" office:value="292" calcext:value-type="float">
            <text:p>292</text:p>
          </table:table-cell>
          <table:table-cell table:style-name="ce13" office:value-type="currency" office:currency="EUR" office:value="905.5" calcext:value-type="currency">
            <text:p>€ 905,50</text:p>
          </table:table-cell>
          <table:table-cell table:style-name="ce13" table:formula="of:=[.C23]/1.1" office:value-type="currency" office:currency="EUR" office:value="823.181818181818" calcext:value-type="currency">
            <text:p>€ 823,18</text:p>
          </table:table-cell>
          <table:table-cell table:style-name="ce13" office:value-type="currency" office:currency="EUR" office:value="905.5" calcext:value-type="currency">
            <text:p>€ 905,50</text:p>
          </table:table-cell>
          <table:table-cell table:style-name="ce17" table:formula="of:=[.C40]/[.F36]*[.G23]+20" office:value-type="float" office:value="233.739822344221" calcext:value-type="float">
            <text:p>234</text:p>
          </table:table-cell>
          <table:table-cell table:style-name="ce16" table:formula="of:=[.D23]-([.D23]/100*[.F39])" office:value-type="currency" office:currency="EUR" office:value="634.462569524726" calcext:value-type="currency">
            <text:p>€ 634,46</text:p>
          </table:table-cell>
          <table:table-cell table:style-name="ce21" table:formula="of:=[.G23]+([.G23]/100*10)" office:value-type="currency" office:currency="EUR" office:value="697.908826477199" calcext:value-type="currency">
            <text:p>€ 697,91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1" office:value-type="float" office:value="233" calcext:value-type="float">
            <text:p>233</text:p>
          </table:table-cell>
          <table:table-cell table:style-name="ce13" office:value-type="currency" office:currency="EUR" office:value="375.43" calcext:value-type="currency">
            <text:p>€ 375,43</text:p>
          </table:table-cell>
          <table:table-cell table:style-name="ce13" table:formula="of:=[.C24]/1.1" office:value-type="currency" office:currency="EUR" office:value="341.3" calcext:value-type="currency">
            <text:p>€ 341,30</text:p>
          </table:table-cell>
          <table:table-cell table:style-name="ce13" office:value-type="currency" office:currency="EUR" office:value="577.14" calcext:value-type="currency">
            <text:p>€ 577,14</text:p>
          </table:table-cell>
          <table:table-cell table:style-name="ce17" table:formula="of:=[.C40]/[.F36]*[.G24]+20" office:value-type="float" office:value="108.618819991928" calcext:value-type="float">
            <text:p>109</text:p>
          </table:table-cell>
          <table:table-cell table:style-name="ce16" table:formula="of:=[.D24]-([.D24]/100*[.F39])" office:value-type="currency" office:currency="EUR" office:value="263.054977886988" calcext:value-type="currency">
            <text:p>€ 263,05</text:p>
          </table:table-cell>
          <table:table-cell table:style-name="ce21" table:formula="of:=[.G24]+([.G24]/100*10)" office:value-type="currency" office:currency="EUR" office:value="289.360475675687" calcext:value-type="currency">
            <text:p>€ 289,36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1" office:value-type="float" office:value="204" calcext:value-type="float">
            <text:p>204</text:p>
          </table:table-cell>
          <table:table-cell table:style-name="ce13" office:value-type="currency" office:currency="EUR" office:value="421.76" calcext:value-type="currency">
            <text:p>€ 421,76</text:p>
          </table:table-cell>
          <table:table-cell table:style-name="ce13" table:formula="of:=[.C25]/1.1" office:value-type="currency" office:currency="EUR" office:value="383.418181818182" calcext:value-type="currency">
            <text:p>€ 383,42</text:p>
          </table:table-cell>
          <table:table-cell table:style-name="ce13" office:value-type="currency" office:currency="EUR" office:value="598.45" calcext:value-type="currency">
            <text:p>€ 598,45</text:p>
          </table:table-cell>
          <table:table-cell table:style-name="ce17" table:formula="of:=[.C40]/[.F36]*[.G25]+20" office:value-type="float" office:value="119.554839836443" calcext:value-type="float">
            <text:p>120</text:p>
          </table:table-cell>
          <table:table-cell table:style-name="ce16" table:formula="of:=[.D25]-([.D25]/100*[.F39])" office:value-type="currency" office:currency="EUR" office:value="295.517320069297" calcext:value-type="currency">
            <text:p>€ 295,52</text:p>
          </table:table-cell>
          <table:table-cell table:style-name="ce21" table:formula="of:=[.G25]+([.G25]/100*10)" office:value-type="currency" office:currency="EUR" office:value="325.069052076227" calcext:value-type="currency">
            <text:p>€ 325,07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1" office:value-type="float" office:value="245" calcext:value-type="float">
            <text:p>245</text:p>
          </table:table-cell>
          <table:table-cell table:style-name="ce13" office:value-type="currency" office:currency="EUR" office:value="490.97" calcext:value-type="currency">
            <text:p>€ 490,97</text:p>
          </table:table-cell>
          <table:table-cell table:style-name="ce13" table:formula="of:=[.C26]/1.1" office:value-type="currency" office:currency="EUR" office:value="446.336363636364" calcext:value-type="currency">
            <text:p>€ 446,34</text:p>
          </table:table-cell>
          <table:table-cell table:style-name="ce13" office:value-type="currency" office:currency="EUR" office:value="672.27" calcext:value-type="currency">
            <text:p>€ 672,27</text:p>
          </table:table-cell>
          <table:table-cell table:style-name="ce17" table:formula="of:=[.C40]/[.F36]*[.G26]+20" office:value-type="float" office:value="135.891596439914" calcext:value-type="float">
            <text:p>136</text:p>
          </table:table-cell>
          <table:table-cell table:style-name="ce16" table:formula="of:=[.D26]-([.D26]/100*[.F39])" office:value-type="currency" office:currency="EUR" office:value="344.011140540646" calcext:value-type="currency">
            <text:p>€ 344,01</text:p>
          </table:table-cell>
          <table:table-cell table:style-name="ce21" table:formula="of:=[.G26]+([.G26]/100*10)" office:value-type="currency" office:currency="EUR" office:value="378.412254594711" calcext:value-type="currency">
            <text:p>€ 378,41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1" office:value-type="float" office:value="199" calcext:value-type="float">
            <text:p>199</text:p>
          </table:table-cell>
          <table:table-cell table:style-name="ce13" office:value-type="currency" office:currency="EUR" office:value="542.9" calcext:value-type="currency">
            <text:p>€ 542,90</text:p>
          </table:table-cell>
          <table:table-cell table:style-name="ce13" table:formula="of:=[.C27]/1.1" office:value-type="currency" office:currency="EUR" office:value="493.545454545454" calcext:value-type="currency">
            <text:p>€ 493,55</text:p>
          </table:table-cell>
          <table:table-cell table:style-name="ce13" office:value-type="currency" office:currency="EUR" office:value="542.9" calcext:value-type="currency">
            <text:p>€ 542,90</text:p>
          </table:table-cell>
          <table:table-cell table:style-name="ce17" table:formula="of:=[.C40]/[.F36]*[.G27]+20" office:value-type="float" office:value="148.149474931726" calcext:value-type="float">
            <text:p>148</text:p>
          </table:table-cell>
          <table:table-cell table:style-name="ce16" table:formula="of:=[.D27]-([.D27]/100*[.F39])" office:value-type="currency" office:currency="EUR" office:value="380.397271115376" calcext:value-type="currency">
            <text:p>€ 380,40</text:p>
          </table:table-cell>
          <table:table-cell table:style-name="ce21" table:formula="of:=[.G27]+([.G27]/100*10)" office:value-type="currency" office:currency="EUR" office:value="418.436998226914" calcext:value-type="currency">
            <text:p>€ 418,44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1" office:value-type="float" office:value="237" calcext:value-type="float">
            <text:p>237</text:p>
          </table:table-cell>
          <table:table-cell table:style-name="ce13" office:value-type="currency" office:currency="EUR" office:value="701.8" calcext:value-type="currency">
            <text:p>€ 701,80</text:p>
          </table:table-cell>
          <table:table-cell table:style-name="ce13" table:formula="of:=[.C28]/1.1" office:value-type="currency" office:currency="EUR" office:value="638" calcext:value-type="currency">
            <text:p>€ 638,00</text:p>
          </table:table-cell>
          <table:table-cell table:style-name="ce13" office:value-type="currency" office:currency="EUR" office:value="735" calcext:value-type="currency">
            <text:p>€ 735,00</text:p>
          </table:table-cell>
          <table:table-cell table:style-name="ce17" table:formula="of:=[.C40]/[.F36]*[.G28]+20" office:value-type="float" office:value="185.657214048785" calcext:value-type="float">
            <text:p>186</text:p>
          </table:table-cell>
          <table:table-cell table:style-name="ce16" table:formula="of:=[.D28]-([.D28]/100*[.F39])" office:value-type="currency" office:currency="EUR" office:value="491.734766750362" calcext:value-type="currency">
            <text:p>€ 491,73</text:p>
          </table:table-cell>
          <table:table-cell table:style-name="ce21" table:formula="of:=[.G28]+([.G28]/100*10)" office:value-type="currency" office:currency="EUR" office:value="540.908243425398" calcext:value-type="currency">
            <text:p>€ 540,91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1" office:value-type="float" office:value="331" calcext:value-type="float">
            <text:p>331</text:p>
          </table:table-cell>
          <table:table-cell table:style-name="ce13" office:value-type="currency" office:currency="EUR" office:value="996.1" calcext:value-type="currency">
            <text:p>€ 996,10</text:p>
          </table:table-cell>
          <table:table-cell table:style-name="ce13" table:formula="of:=[.C29]/1.1" office:value-type="currency" office:currency="EUR" office:value="905.545454545455" calcext:value-type="currency">
            <text:p>€ 905,55</text:p>
          </table:table-cell>
          <table:table-cell table:style-name="ce13" office:value-type="currency" office:currency="EUR" office:value="996.1" calcext:value-type="currency">
            <text:p>€ 996,10</text:p>
          </table:table-cell>
          <table:table-cell table:style-name="ce17" table:formula="of:=[.C40]/[.F36]*[.G29]+20" office:value-type="float" office:value="255.125606887994" calcext:value-type="float">
            <text:p>255</text:p>
          </table:table-cell>
          <table:table-cell table:style-name="ce16" table:formula="of:=[.D29]-([.D29]/100*[.F39])" office:value-type="currency" office:currency="EUR" office:value="697.943860302131" calcext:value-type="currency">
            <text:p>€ 697,94</text:p>
          </table:table-cell>
          <table:table-cell table:style-name="ce21" table:formula="of:=[.G29]+([.G29]/100*10)" office:value-type="currency" office:currency="EUR" office:value="767.738246332344" calcext:value-type="currency">
            <text:p>€ 767,74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1" office:value-type="float" office:value="255" calcext:value-type="float">
            <text:p>255</text:p>
          </table:table-cell>
          <table:table-cell table:style-name="ce13" office:value-type="currency" office:currency="EUR" office:value="563.72" calcext:value-type="currency">
            <text:p>€ 563,72</text:p>
          </table:table-cell>
          <table:table-cell table:style-name="ce13" table:formula="of:=[.C30]/1.1" office:value-type="currency" office:currency="EUR" office:value="512.472727272727" calcext:value-type="currency">
            <text:p>€ 512,47</text:p>
          </table:table-cell>
          <table:table-cell table:style-name="ce13" office:value-type="currency" office:currency="EUR" office:value="662.01" calcext:value-type="currency">
            <text:p>€ 662,01</text:p>
          </table:table-cell>
          <table:table-cell table:style-name="ce17" table:formula="of:=[.C40]/[.F36]*[.G30]+20" office:value-type="float" office:value="153.063956545427" calcext:value-type="float">
            <text:p>153</text:p>
          </table:table-cell>
          <table:table-cell table:style-name="ce16" table:formula="of:=[.D30]-([.D30]/100*[.F39])" office:value-type="currency" office:currency="EUR" office:value="394.985355817204" calcext:value-type="currency">
            <text:p>€ 394,99</text:p>
          </table:table-cell>
          <table:table-cell table:style-name="ce21" table:formula="of:=[.G30]+([.G30]/100*10)" office:value-type="currency" office:currency="EUR" office:value="434.483891398925" calcext:value-type="currency">
            <text:p>€ 434,48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458.69" calcext:value-type="float">
            <text:p>458,69</text:p>
          </table:table-cell>
          <table:table-cell table:style-name="ce13" table:formula="of:=[.C31]/1.1" office:value-type="currency" office:currency="EUR" office:value="416.990909090909" calcext:value-type="currency">
            <text:p>€ 416,99</text:p>
          </table:table-cell>
          <table:table-cell table:style-name="ce13" office:value-type="currency" office:currency="EUR" office:value="601.43" calcext:value-type="currency">
            <text:p>€ 601,43</text:p>
          </table:table-cell>
          <table:table-cell table:style-name="ce17" table:formula="of:=[.C40]/[.F36]*[.G31]+20" office:value-type="float" office:value="128.272025522994" calcext:value-type="float">
            <text:p>128</text:p>
          </table:table-cell>
          <table:table-cell table:style-name="ce16" table:formula="of:=[.D31]-([.D31]/100*[.F39])" office:value-type="currency" office:currency="EUR" office:value="321.393303164325" calcext:value-type="currency">
            <text:p>€ 321,39</text:p>
          </table:table-cell>
          <table:table-cell table:style-name="ce21" table:formula="of:=[.G31]+([.G31]/100*10)" office:value-type="currency" office:currency="EUR" office:value="353.532633480758" calcext:value-type="currency">
            <text:p>€ 353,53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1" office:value-type="float" office:value="241" calcext:value-type="float">
            <text:p>241</text:p>
          </table:table-cell>
          <table:table-cell table:style-name="ce1" office:value-type="float" office:value="555.4" calcext:value-type="float">
            <text:p>555,4</text:p>
          </table:table-cell>
          <table:table-cell table:style-name="ce13" table:formula="of:=[.C32]/1.1" office:value-type="currency" office:currency="EUR" office:value="504.909090909091" calcext:value-type="currency">
            <text:p>€ 504,91</text:p>
          </table:table-cell>
          <table:table-cell table:style-name="ce13" office:value-type="currency" office:currency="EUR" office:value="755.91" calcext:value-type="currency">
            <text:p>€ 755,91</text:p>
          </table:table-cell>
          <table:table-cell table:style-name="ce17" table:formula="of:=[.C40]/[.F36]*[.G32]+20" office:value-type="float" office:value="151.100052269443" calcext:value-type="float">
            <text:p>151</text:p>
          </table:table-cell>
          <table:table-cell table:style-name="ce16" table:formula="of:=[.D32]-([.D32]/100*[.F39])" office:value-type="currency" office:currency="EUR" office:value="389.155727348463" calcext:value-type="currency">
            <text:p>€ 389,16</text:p>
          </table:table-cell>
          <table:table-cell table:style-name="ce21" table:formula="of:=[.G32]+([.G32]/100*10)" office:value-type="currency" office:currency="EUR" office:value="428.071300083309" calcext:value-type="currency">
            <text:p>€ 428,07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/>
          <table:table-cell table:style-name="ce1" table:number-columns-repeated="2"/>
          <table:table-cell table:style-name="ce13" table:number-columns-repeated="2"/>
          <table:table-cell table:style-name="ce17"/>
          <table:table-cell table:style-name="ce16"/>
          <table:table-cell table:style-name="ce21"/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1" office:value-type="string" calcext:value-type="string">
            <text:p>TOTALE</text:p>
          </table:table-cell>
          <table:table-cell table:style-name="ce10" table:formula="of:=SUM([.B3:.B33])" office:value-type="float" office:value="7106" calcext:value-type="float">
            <text:p>7106</text:p>
          </table:table-cell>
          <table:table-cell table:style-name="ce13" table:formula="of:=SUM([.C3:.C33])" office:value-type="currency" office:currency="EUR" office:value="17895.31" calcext:value-type="currency">
            <text:p>€ 17.895,31</text:p>
          </table:table-cell>
          <table:table-cell table:style-name="ce13" table:formula="of:=[.C34]/1.1" office:value-type="currency" office:currency="EUR" office:value="16268.4636363636" calcext:value-type="currency">
            <text:p>€ 16.268,46</text:p>
          </table:table-cell>
          <table:table-cell table:style-name="ce13" table:formula="of:=SUM([.E3:.E33])" office:value-type="currency" office:currency="EUR" office:value="21093.36" calcext:value-type="currency">
            <text:p>€ 21.093,36</text:p>
          </table:table-cell>
          <table:table-cell table:style-name="ce17" table:formula="of:=SUM([.F3:.F33])" office:value-type="float" office:value="4887.62421103697" calcext:value-type="float">
            <text:p>4888</text:p>
          </table:table-cell>
          <table:table-cell table:style-name="ce13" table:formula="of:=SUM([.G3:.G33])" office:value-type="currency" office:currency="EUR" office:value="12538.823153" calcext:value-type="currency">
            <text:p>€ 12.538,82</text:p>
          </table:table-cell>
          <table:table-cell table:style-name="ce21" table:formula="of:=SUM([.H3:.H33])" office:value-type="currency" office:currency="EUR" office:value="13792.7054683" calcext:value-type="currency">
            <text:p>€ 13.792,71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number-columns-repeated="6"/>
          <table:table-cell table:style-name="ce20" table:number-columns-repeated="2"/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5" office:value-type="string" calcext:value-type="string" table:number-columns-spanned="2" table:number-rows-spanned="1">
            <text:p>TOTALE A.P. NETTO IVA</text:p>
          </table:table-cell>
          <table:covered-table-cell table:style-name="ce11"/>
          <table:table-cell table:style-name="ce14" office:value-type="currency" office:currency="EUR" office:value="12205.61" calcext:value-type="currency">
            <text:p>€ 12.205,61</text:p>
          </table:table-cell>
          <table:table-cell table:style-name="ce8" office:value-type="string" calcext:value-type="string" table:number-columns-spanned="2" table:number-rows-spanned="1">
            <text:p>TOTALE NETTO IVA</text:p>
          </table:table-cell>
          <table:covered-table-cell table:style-name="ce8"/>
          <table:table-cell table:style-name="ce16" table:formula="of:=[.C37]" office:value-type="currency" office:currency="EUR" office:value="12538.823153" calcext:value-type="currency">
            <text:p>€ 12.538,82</text:p>
          </table:table-cell>
          <table:table-cell table:style-name="ce12" table:number-columns-repeated="4"/>
          <table:table-cell table:style-name="ce22" table:number-columns-repeated="1014"/>
        </table:table-row>
        <table:table-row table:style-name="ro1">
          <table:table-cell table:style-name="ce6" office:value-type="string" calcext:value-type="string" table:number-columns-spanned="2" table:number-rows-spanned="1">
            <text:p>TOTALE ANNO IN CORSO</text:p>
          </table:table-cell>
          <table:covered-table-cell table:style-name="ce11"/>
          <table:table-cell table:style-name="ce14" office:value-type="currency" office:currency="EUR" office:value="12538.823153" calcext:value-type="currency">
            <text:p>€ 12.538,82</text:p>
          </table:table-cell>
          <table:table-cell table:style-name="ce8" table:number-columns-repeated="2"/>
          <table:table-cell table:style-name="ce16"/>
          <table:table-cell table:style-name="ce12" table:number-columns-repeated="4"/>
          <table:table-cell table:style-name="ce22" table:number-columns-repeated="1014"/>
        </table:table-row>
        <table:table-row table:style-name="ro1">
          <table:table-cell table:style-name="ce6" office:value-type="string" calcext:value-type="string" table:number-columns-spanned="2" table:number-rows-spanned="1">
            <text:p>DIFFERENZA %</text:p>
          </table:table-cell>
          <table:covered-table-cell table:style-name="ce11"/>
          <table:table-cell table:style-name="ce15" office:value-type="percentage" office:value="-0.0085" calcext:value-type="percentage">
            <text:p>-0,85%</text:p>
          </table:table-cell>
          <table:table-cell table:style-name="ce8" table:number-columns-repeated="2"/>
          <table:table-cell table:style-name="ce16"/>
          <table:table-cell table:style-name="ce12" table:number-columns-repeated="4"/>
          <table:table-cell table:style-name="ce22" table:number-columns-repeated="1014"/>
        </table:table-row>
        <table:table-row table:style-name="ro1">
          <table:table-cell table:style-name="ce7" office:value-type="string" calcext:value-type="string" table:number-columns-spanned="2" table:number-rows-spanned="1">
            <text:p>SCONTR. MEDIO</text:p>
          </table:table-cell>
          <table:covered-table-cell table:style-name="ce11"/>
          <table:table-cell table:style-name="ce16" table:formula="of:=[.E34]/[.B34]" office:value-type="currency" office:currency="EUR" office:value="2.96838727835632" calcext:value-type="currency">
            <text:p>€ 2,97</text:p>
          </table:table-cell>
          <table:table-cell table:style-name="ce7" office:value-type="string" calcext:value-type="string" table:number-columns-spanned="2" table:number-rows-spanned="1">
            <text:p>% RISPETTO AL REALE</text:p>
          </table:table-cell>
          <table:covered-table-cell table:style-name="ce1"/>
          <table:table-cell table:style-name="ce19" table:formula="of:=(([.D34]-[.F36])/[.D34])*100" office:value-type="float" office:value="22.9255851488461" calcext:value-type="float">
            <text:p>22,9255851488</text:p>
          </table:table-cell>
          <table:table-cell table:style-name="ce12" table:number-columns-repeated="4"/>
          <table:table-cell table:style-name="ce22" table:number-columns-repeated="1014"/>
        </table:table-row>
        <table:table-row table:style-name="ro1">
          <table:table-cell table:style-name="ce8" office:value-type="string" calcext:value-type="string" table:number-columns-spanned="2" table:number-rows-spanned="1">
            <text:p>NUMERO SCONTRINI</text:p>
          </table:table-cell>
          <table:covered-table-cell table:style-name="ce11"/>
          <table:table-cell table:style-name="ce17" table:formula="of:=[.F36]/[.C39]" office:value-type="float" office:value="4224.11969099366" calcext:value-type="float">
            <text:p>4224</text:p>
          </table:table-cell>
          <table:table-cell table:style-name="ce12" table:number-columns-repeated="3"/>
          <table:table-cell table:number-columns-repeated="2"/>
          <table:table-cell table:style-name="ce12" table:number-columns-repeated="2"/>
          <table:table-cell table:style-name="ce22"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contrino medio</text:p>
          </table:table-cell>
          <table:table-cell/>
          <table:table-cell table:style-name="ce18" table:formula="of:=[.H34]/[.F34]" office:value-type="currency" office:currency="EUR" office:value="2.82196520697194" calcext:value-type="currency">
            <text:p>€ 2,82</text:p>
          </table:table-cell>
          <table:table-cell table:number-columns-repeated="1021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percentage-style style:name="N105">
      <number:number number:decimal-places="4" number:min-integer-digits="1"/>
      <number:text>%</number:text>
    </number:percentage-style>
    <number:percentage-style style:name="N106">
      <number:number number:decimal-places="6" number:min-integer-digits="1"/>
      <number:text>%</number:text>
    </number:percentage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.</number:text>
      <number:seconds number:style="long"/>
    </number:time-style>
    <number:time-style style:name="N112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3">
      <number:minutes number:style="long"/>
      <number:text>.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it" number:country="IT">
      <number:text>€ </number:text>
      <number:number number:decimal-places="2" number:min-integer-digits="1" number:grouping="true"/>
    </number:number-style>
    <number:number-style style:name="N10115" number:language="it" number:country="I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text>€ </number:text>
      <number:number number: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1">00/00/0000</text:date>, <text:time style:data-style-name="N2" text:time-value="0000-00-00T00:00:01.987438933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eo </meta:initial-creator>
    <meta:creation-date>2012-12-03T21:55:54</meta:creation-date>
    <dc:date>2014-05-11T23:21:28.713099088</dc:date>
    <dc:creator>Matteo </dc:creator>
    <meta:editing-duration>PT10H24M46S</meta:editing-duration>
    <meta:editing-cycles>56</meta:editing-cycles>
    <meta:generator>LibreOffice/4.1.3.2$Linux_X86_64 LibreOffice_project/410m0$Build-2</meta:generator>
    <meta:document-statistic meta:table-count="1" meta:cell-count="274" meta:object-count="0"/>
  </office:meta>
</office:document-meta>
</file>